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210a5"/>
    </style:style>
    <style:style style:name="P2" style:family="paragraph" style:parent-style-name="Standard">
      <style:text-properties officeooo:rsid="003d72f5" officeooo:paragraph-rsid="003d72f5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3d72f5" officeooo:paragraph-rsid="003d72f5"/>
    </style:style>
    <style:style style:name="P4" style:family="paragraph" style:parent-style-name="Standard">
      <style:text-properties officeooo:rsid="003d72f5" officeooo:paragraph-rsid="003f4b24"/>
    </style:style>
    <style:style style:name="T1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/>
    </style:style>
    <style:style style:name="T3" style:family="text">
      <style:text-properties fo:color="#ffc66d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cc78b" style:font-weight-asian="bold" style:font-weight-complex="bold"/>
    </style:style>
    <style:style style:name="T6" style:family="text">
      <style:text-properties fo:background-color="#00a933" loext:char-shading-value="0"/>
    </style:style>
    <style:style style:name="T7" style:family="text">
      <style:text-properties fo:background-color="#00a933" loext:char-shading-value="0"/>
    </style:style>
    <style:style style:name="T8" style:family="text">
      <style:text-properties officeooo:rsid="003f4b24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Дан <text:s/>массив не отсортированных целых чисел найти К-</text:span><text:span text:style-name="T5">ое</text:span><text:span text:style-name="T4"> по счёту максимальное число в массив</text:span><text:span text:style-name="T5">е.</text:span><text:span text:style-name="T4"> </text:span><text:span text:style-name="T5">П</text:span><text:span text:style-name="T4">ри этом нельзя использовать встроенны</text:span><text:span text:style-name="T5">е</text:span><text:span text:style-name="T4"> </text:span><text:span text:style-name="T5">в </text:span><text:span text:style-name="T4">язык функции сорт.</text:span></text:p>
      <text:p text:style-name="P1"><text:span text:style-name="T4"/></text:p>
      <text:p text:style-name="Standard">Input: nums = {10, -1, 6, 3, -2, 9, 7, 8], k = 4</text:p>
      <text:p text:style-name="Standard">output: 7, т.к. осортировав массив видно что 7 4 -ое максимальное число:</text:p>
      <text:p text:style-name="Standard"><text:tab/><text:tab/><text:tab/>[-2, -1, 3, 6, <text:span text:style-name="T7">7</text:span>, 8, 9, 10]</text:p>
      <text:p text:style-name="Standard"/>
      <text:p text:style-name="P4">Решение:<text:line-break/><text:line-break/>используем максимальную кучу <text:span text:style-name="T8">размером</text:span> на k елемента</text:p>
      <text:p text:style-name="P4">1) запихаем k штуки в кучу.<text:line-break/>2) пикнем кучу если там меньше кандидата то заменим на кандидата голову кучи.</text:p>
      <text:p text:style-name="P2">3) вернем голову.</text:p>
      <text:p text:style-name="P2"/>
      <text:p text:style-name="P3"><text:span text:style-name="T1">public int </text:span><text:span text:style-name="T3">findKthLargest</text:span><text:span text:style-name="T2">(</text:span><text:span text:style-name="T1">int</text:span><text:span text:style-name="T2">[] nums</text:span><text:span text:style-name="T1">, int </text:span><text:span text:style-name="T2">k) {</text:span><text:line-break/><text:span text:style-name="T2"> <text:s text:c="3"/>Queue&lt;Integer&gt; queue = </text:span><text:span text:style-name="T1">new </text:span><text:span text:style-name="T2">PriorityQueue&lt;&gt;(k)</text:span><text:span text:style-name="T1">;</text:span><text:line-break/><text:span text:style-name="T1"> <text:s text:c="3"/>for </text:span><text:span text:style-name="T2">(</text:span><text:span text:style-name="T1">int </text:span><text:span text:style-name="T2">num : nums) {</text:span><text:line-break/><text:span text:style-name="T2"> <text:s text:c="7"/></text:span><text:span text:style-name="T1">if </text:span><text:span text:style-name="T2">(queue.size() &lt; k) {</text:span><text:line-break/><text:span text:style-name="T2"> <text:s text:c="11"/>queue.add(num)</text:span><text:span text:style-name="T1">;</text:span><text:line-break/><text:span text:style-name="T1"> <text:s text:c="7"/></text:span><text:span text:style-name="T2">} </text:span><text:span text:style-name="T1">else </text:span><text:span text:style-name="T2">{</text:span><text:line-break/><text:span text:style-name="T2"> <text:s text:c="11"/></text:span><text:span text:style-name="T1">if </text:span><text:span text:style-name="T2">(num &gt; queue.peek()) {</text:span><text:line-break/><text:span text:style-name="T2"> <text:s text:c="15"/>queue.poll()</text:span><text:span text:style-name="T1">;</text:span><text:line-break/><text:span text:style-name="T1"> <text:s text:c="15"/></text:span><text:span text:style-name="T2">queue.add(num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3"/>}</text:span><text:line-break/><text:span text:style-name="T2"> <text:s text:c="3"/></text:span><text:span text:style-name="T1">return </text:span><text:span text:style-name="T2">queue.peek()</text:span><text:span text:style-name="T1">;</text:span><text:line-break/><text:span text:style-name="T2">}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30T19:54:50.248039902</dc:date>
    <meta:editing-duration>P1DT4H23M18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27" meta:character-count="844" meta:non-whitespace-character-count="612"/>
  </office:meta>
</office:document-meta>
</file>